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c5df" officeooo:paragraph-rsid="000dc5df"/>
    </style:style>
    <style:style style:name="P2" style:family="paragraph" style:parent-style-name="Standard">
      <style:text-properties officeooo:rsid="000dc5df" officeooo:paragraph-rsid="000dc5df"/>
    </style:style>
    <style:style style:name="P3" style:family="paragraph" style:parent-style-name="Standard">
      <style:text-properties officeooo:rsid="000e34d9" officeooo:paragraph-rsid="000e34d9"/>
    </style:style>
    <style:style style:name="P4" style:family="paragraph" style:parent-style-name="Standard">
      <style:text-properties officeooo:rsid="000ed396" officeooo:paragraph-rsid="000ed396"/>
    </style:style>
    <style:style style:name="T1" style:family="text">
      <style:text-properties fo:color="#6666ff" fo:font-size="15pt" fo:font-weight="bold" style:font-size-asian="15pt" style:font-weight-asian="bold" style:font-size-complex="15pt" style:font-weight-complex="bold"/>
    </style:style>
    <style:style style:name="T2" style:family="text">
      <style:text-properties officeooo:rsid="000ed39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4"/>&lt;keytable table="<text:span text:style-name="T1">skelett_klasse</text:span>"&gt; <text:s/><text:span text:style-name="T2">('Volumentprozent)</text:span></text:p>
      <text:p text:style-name="P1"><text:s text:c="6"/>&lt;item id="0" lang="de" term="kein (0%)" /&gt; </text:p>
      <text:p text:style-name="P1"><text:s text:c="6"/>&lt;item id="199" lang="de" term="gering (0 bis &amp;lt;10%)" /&gt; </text:p>
      <text:p text:style-name="P1"><text:s text:c="6"/>&lt;item id="299" lang="de" term="mäßig (10 bis &amp;lt;20%)" /&gt; </text:p>
      <text:p text:style-name="P1"><text:s text:c="6"/>&lt;item id="399" lang="de" term="hoch (20 bis &amp;lt;40%)" /&gt; </text:p>
      <text:p text:style-name="P1"><text:s text:c="6"/>&lt;item id="499" lang="de" term="sehr hoch (40 bis &amp;lt;80%)" /&gt; </text:p>
      <text:p text:style-name="P1"><text:s text:c="6"/>&lt;item id="599" lang="de" term="vorwiegend (über 80%)" /&gt; </text:p>
      <text:p text:style-name="P1"/>
      <text:p text:style-name="P3">skelett aus KA5</text:p>
      <text:p text:style-name="P4">Bezeichnung <text:tab/>Vol%<text:tab/>Masse%</text:p>
      <text:p text:style-name="P4">sehr schwach steinig<text:tab/>&lt;2<text:tab/>&lt;3</text:p>
      <text:p text:style-name="P4">schwach steinig<text:tab/>2-10<text:tab/>3-15</text:p>
      <text:p text:style-name="P4">mittel steinig<text:tab/><text:tab/>10-25<text:tab/>15-40</text:p>
      <text:p text:style-name="P4">stark steinig<text:tab/><text:tab/>25-50<text:tab/>40-60</text:p>
      <text:p text:style-name="P4">sehr stark steinig<text:tab/>50-75<text:tab/>60-85</text:p>
      <text:p text:style-name="P4">Skelettboden<text:tab/><text:tab/>&gt;75<text:tab/>&gt;85</text:p>
      <text:p text:style-name="P1"/>
      <text:p text:style-name="P1"/>
      <text:p text:style-name="P1"><text:s text:c="4"/>&lt;keytable table="<text:span text:style-name="T1">dichte_klasse</text:span>"&gt; </text:p>
      <text:p text:style-name="P1"><text:s text:c="6"/>&lt;item id="10" lang="de" term="sehr locker" /&gt; </text:p>
      <text:p text:style-name="P1"><text:s text:c="6"/>&lt;item id="20" lang="de" term="locker" /&gt; </text:p>
      <text:p text:style-name="P1"><text:s text:c="6"/>&lt;item id="30" lang="de" term="mittel" /&gt; </text:p>
      <text:p text:style-name="P1"><text:s text:c="6"/>&lt;item id="50" lang="de" term="dicht" /&gt; </text:p>
      <text:p text:style-name="P1"><text:s text:c="6"/>&lt;item id="60" lang="de" term="sehr dicht" /&gt;</text:p>
      <text:p text:style-name="P1"/>
      <text:p text:style-name="P1"><text:s text:c="4"/>&lt;keytable table="<text:span text:style-name="T1">bodenart</text:span>"&gt; </text:p>
      <text:p text:style-name="P1"><text:s text:c="6"/>&lt;item id="101" lang="de" term="S - Sand" /&gt; </text:p>
      <text:p text:style-name="P1"><text:s text:c="6"/>&lt;item id="121" lang="de" term="uS - schluffiger Sand" /&gt; </text:p>
      <text:p text:style-name="P1"><text:s text:c="6"/>&lt;item id="202" lang="de" term="U - Schluff" /&gt; </text:p>
      <text:p text:style-name="P1"><text:s text:c="6"/>&lt;item id="212" lang="de" term="sU - sandiger Schluff" /&gt; </text:p>
      <text:p text:style-name="P1"><text:s text:c="6"/>&lt;item id="231" lang="de" term="lS - lehmiger Sand" /&gt; </text:p>
      <text:p text:style-name="P1"><text:s text:c="6"/>&lt;item id="313" lang="de" term="sL - sandiger Lehm" /&gt; </text:p>
      <text:p text:style-name="P1"><text:s text:c="6"/>&lt;item id="332" lang="de" term="lU - lehmiger Schluff" /&gt; </text:p>
      <text:p text:style-name="P1"><text:s text:c="6"/>&lt;item id="341" lang="de" term="tS - toniger Sand" /&gt; </text:p>
      <text:p text:style-name="P1"><text:s text:c="6"/>&lt;item id="403" lang="de" term="L - Lehm" /&gt; </text:p>
      <text:p text:style-name="P1"><text:s text:c="6"/>&lt;item id="414" lang="de" term="sT - sandiger Ton" /&gt; </text:p>
      <text:p text:style-name="P1"><text:s text:c="6"/>&lt;item id="423" lang="de" term="uL - schluffiger Lehm" /&gt; </text:p>
      <text:p text:style-name="P1"><text:s text:c="6"/>&lt;item id="504" lang="de" term="T - Ton" /&gt; </text:p>
      <text:p text:style-name="P1"><text:s text:c="6"/>&lt;item id="534" lang="de" term="lT - lehmiger Ton" /&gt; </text:p>
      <text:p text:style-name="P1"><text:s text:c="4"/>&lt;/keytable&gt;</text:p>
      <text:p text:style-name="P1"/>
      <text:p text:style-name="P3">&lt;keytable table="<text:span text:style-name="T1">gruendigkeit</text:span>"&gt;</text:p>
      <text:p text:style-name="P3">&lt;item id="11" lang="de" term="sehr flachgründig (bis 15cm)"/&gt;</text:p>
      <text:p text:style-name="P3">&lt;item id="12" lang="de" term="flachgründig (16 bis 30cm)"/&gt;</text:p>
      <text:p text:style-name="P3">&lt;item id="13" lang="de" term="mittelgründig (31 bis 60cm)"/&gt;</text:p>
      <text:p text:style-name="P3">&lt;item id="14" lang="de" term="tiefgründig (61 bis 120cm)"/&gt;</text:p>
      <text:p text:style-name="P3">&lt;item id="15" lang="de" term="sehr tiefgründig (&gt; 120cm)"/&gt;</text:p>
      <text:p text:style-name="P3">&lt;item id="21" lang="de" term="seichtgründig (bis 30 cm)"/&gt;</text:p>
      <text:p text:style-name="P3">&lt;item id="22" lang="de" term="mittelgründig (31 bis 70 cm)"/&gt;</text:p>
      <text:p text:style-name="P3">&lt;item id="23" lang="de" term="tiefgründig (&gt; 70cm)"/&gt;</text:p>
      <text:p text:style-name="P3"/>
      <text:p text:style-name="P3"><text:soft-page-break/><text:s text:c="4"/>&lt;keytable table="<text:span text:style-name="T1">anthropogen</text:span>"&gt;</text:p>
      <text:p text:style-name="P3"><text:s text:c="6"/>&lt;item id="1" lang="de" term="keine" /&gt;</text:p>
      <text:p text:style-name="P3"><text:s text:c="6"/>&lt;item id="2" lang="de" term="künstliche Aufschüttung" /&gt;</text:p>
      <text:p text:style-name="P3"><text:s text:c="6"/>&lt;item id="3" lang="de" term="künstlicher Abtrag" /&gt;</text:p>
      <text:p text:style-name="P3"><text:s text:c="6"/>&lt;item id="4" lang="de" term="Muldenverfüllung" /&gt;</text:p>
      <text:p text:style-name="P3"><text:s text:c="6"/>&lt;item id="5" lang="de" term="Planierung" /&gt;</text:p>
      <text:p text:style-name="P3"><text:s text:c="6"/>&lt;item id="6" lang="de" term="Terrassierung" /&gt;</text:p>
      <text:p text:style-name="P3"/>
      <text:p text:style-name="P3"><text:s text:c="4"/>&lt;keytable table="<text:span text:style-name="T1">ausgangsmaterial</text:span>"&gt;</text:p>
      <text:p text:style-name="P3"><text:s text:c="6"/>&lt;item id="10000" lang="de" term="Tiefen- und Ganggesteine" /&gt;</text:p>
      <text:p text:style-name="P3"><text:s text:c="6"/>&lt;item id="20000" lang="de" term="Vulkanite" /&gt;</text:p>
      <text:p text:style-name="P3"><text:s text:c="6"/>&lt;item id="30000" lang="de" term="Metamorphe Gesteine" /&gt;</text:p>
      <text:p text:style-name="P3"><text:s text:c="6"/>&lt;item id="40000" lang="de" term="Feste Sedimentgesteine" /&gt;</text:p>
      <text:p text:style-name="P3"><text:s text:c="6"/>&lt;item id="50000" lang="de" term="Lockersedimente" /&gt;</text:p>
      <text:p text:style-name="P3"><text:s text:c="4"/>&lt;/keytable&gt;</text:p>
      <text:p text:style-name="P3"/>
      <text:p text:style-name="P3"><text:s text:c="4"/>&lt;keytable table="<text:span text:style-name="T1">humusform</text:span>"&gt;</text:p>
      <text:p text:style-name="P3"><text:s text:c="6"/>&lt;item id="900" lang="de" term="keine Auflage/Humus" /&gt;</text:p>
      <text:p text:style-name="P3"><text:s text:c="6"/>&lt;item id="110" lang="de" term="Mull" /&gt;</text:p>
      <text:p text:style-name="P3"><text:s text:c="6"/>&lt;item id="112" lang="de" term="Moderartiger Mull" /&gt;</text:p>
      <text:p text:style-name="P3"><text:s text:c="6"/>&lt;item id="114" lang="de" term="Anmoormull" /&gt;</text:p>
      <text:p text:style-name="P3"><text:s text:c="6"/>&lt;item id="120" lang="de" term="Moder" /&gt;</text:p>
      <text:p text:style-name="P3"><text:s text:c="6"/>&lt;item id="130" lang="de" term="Rohhumus" /&gt;</text:p>
      <text:p text:style-name="P3"><text:s text:c="6"/>&lt;item id="210" lang="de" term="Feuchtmull" /&gt;</text:p>
      <text:p text:style-name="P3"><text:s text:c="6"/>&lt;item id="220" lang="de" term="Feuchtmoder" /&gt;</text:p>
      <text:p text:style-name="P3"><text:s text:c="6"/>&lt;item id="230" lang="de" term="Feuchtrohhumus" /&gt;</text:p>
      <text:p text:style-name="P3"><text:s text:c="6"/>&lt;item id="240" lang="de" term="Hochmoortorf" /&gt;</text:p>
      <text:p text:style-name="P3"><text:s text:c="6"/>&lt;item id="260" lang="de" term="Anmoorhumus" /&gt;</text:p>
      <text:p text:style-name="P3"><text:s text:c="6"/>&lt;item id="310" lang="de" term="Niedermoortorf" /&gt;</text:p>
      <text:p text:style-name="P3"/>
      <text:p text:style-name="P3"><text:s text:c="3"/>&lt;keytable table="<text:span text:style-name="T1">landnutzung</text:span>"&gt;</text:p>
      <text:p text:style-name="P3"><text:s text:c="6"/>&lt;item id="100" lang="de" term="Wald/Forst" /&gt;</text:p>
      <text:p text:style-name="P3"><text:s text:c="6"/>&lt;item id="200" lang="de" term="Grünland" /&gt;</text:p>
      <text:p text:style-name="P3"><text:s text:c="6"/>&lt;item id="250" lang="de" term="Alm, Vor- und Zwischenalm" /&gt;</text:p>
      <text:p text:style-name="P3"><text:s text:c="6"/>&lt;!-- CODE is '2A0', use 2990 --&gt;</text:p>
      <text:p text:style-name="P3"><text:s text:c="6"/>&lt;item id="2990" lang="de" term="Landwirtschaftliche Brachfläche" /&gt;</text:p>
      <text:p text:style-name="P3"><text:s text:c="6"/>&lt;item id="300" lang="de" term="Acker" /&gt;</text:p>
      <text:p text:style-name="P3"><text:s text:c="6"/>&lt;item id="500" lang="de" term="Sonderkultur" /&gt;</text:p>
      <text:p text:style-name="P3"><text:s text:c="6"/>&lt;item id="600" lang="de" term="Gartenanlage" /&gt;</text:p>
      <text:p text:style-name="P3"><text:s text:c="6"/>&lt;item id="640" lang="de" term="Kleingarten" /&gt;</text:p>
      <text:p text:style-name="P3"><text:s text:c="6"/>&lt;item id="700" lang="de" term="Verkehrsfläche" /&gt;</text:p>
      <text:p text:style-name="P3"><text:s text:c="6"/>&lt;item id="801" lang="de" term="geschlossene/dichte Bebauung" /&gt;</text:p>
      <text:p text:style-name="P3"><text:s text:c="6"/>&lt;item id="802" lang="de" term="offene Bebauung (v.a. Wohnen)" /&gt;</text:p>
      <text:p text:style-name="P3"><text:s text:c="6"/>&lt;item id="810" lang="de" term="Kinderspielplatz" /&gt;</text:p>
      <text:p text:style-name="P3"><text:s text:c="6"/>&lt;item id="820" lang="de" term="Park, Friedhof" /&gt;</text:p>
      <text:p text:style-name="P3"><text:s text:c="6"/>&lt;item id="830" lang="de" term="Sport-, Freizeitanlage" /&gt;</text:p>
      <text:p text:style-name="P3"><text:s text:c="6"/>&lt;item id="850" lang="de" term="Betriebsfläche" /&gt;</text:p>
      <text:p text:style-name="P3"><text:s text:c="6"/>&lt;item id="910" lang="de" term="Golfplatz" /&gt;</text:p>
      <text:p text:style-name="P3"><text:s text:c="6"/>&lt;item id="912" lang="de" term="Skipiste" /&gt;</text:p>
      <text:p text:style-name="P3"><text:s text:c="6"/>&lt;item id="950" lang="de" term="Moor (unkultiviert)" /&gt;</text:p>
      <text:p text:style-name="P3"><text:s text:c="6"/>&lt;item id="960" lang="de" term="Schutt, Geröll, Fels" /&gt;</text:p>
      <text:p text:style-name="P3"><text:soft-page-break/><text:s text:c="6"/>&lt;item id="990" lang="de" term="Sonstiges" /&gt;</text:p>
      <text:p text:style-name="P3"><text:s text:c="6"/>&lt;item id="99999" lang="d</text:p>
      <text:p text:style-name="P3"/>
      <text:p text:style-name="P3"/>
      <text:p text:style-name="P3"/>
      <text:p text:style-name="P3"/>
      <text:p text:style-name="P3"/>
      <text:p text:style-name="P3"><text:s text:c="4"/>&lt;keytable table="<text:span text:style-name="T1">oekofeuchte</text:span>"&gt;</text:p>
      <text:p text:style-name="P3"><text:s text:c="6"/>&lt;item id="210" lang="de" term="sehr trocken" /&gt;</text:p>
      <text:p text:style-name="P3"><text:s text:c="6"/>&lt;item id="220" lang="de" term="trocken" /&gt;</text:p>
      <text:p text:style-name="P3"><text:s text:c="6"/>&lt;item id="230" lang="de" term="mäßig trocken" /&gt;</text:p>
      <text:p text:style-name="P3"><text:s text:c="6"/>&lt;item id="240" lang="de" term="gut versorgt" /&gt;</text:p>
      <text:p text:style-name="P3"><text:s text:c="6"/>&lt;item id="250" lang="de" term="mäßig feucht" /&gt;</text:p>
      <text:p text:style-name="P3"><text:s text:c="6"/>&lt;item id="260" lang="de" term="feucht" /&gt;</text:p>
      <text:p text:style-name="P3"><text:s text:c="6"/>&lt;item id="270" lang="de" term="nass" /&gt;</text:p>
      <text:p text:style-name="P3"><text:s text:c="6"/>&lt;item id="280" lang="de" term="wechselfeucht" /&gt;</text:p>
      <text:p text:style-name="P3"><text:s text:c="4"/>&lt;/keytable&gt;</text:p>
      <text:p text:style-name="P3"/>
      <text:p text:style-name="P3"><text:s text:c="4"/>&lt;keytable table="<text:span text:style-name="T1">basenreichtum</text:span>"&gt;</text:p>
      <text:p text:style-name="P3"><text:s text:c="6"/>&lt;item id="1" lang="de" term="basenreich" /&gt;</text:p>
      <text:p text:style-name="P3"><text:s text:c="6"/>&lt;item id="2" lang="de" term="basenarm" /&gt;</text:p>
      <text:p text:style-name="P3"><text:s text:c="6"/>&lt;item id="3" lang="de" term="intermediär" /&gt;</text:p>
      <text:p text:style-name="P3"><text:s text:c="6"/>&lt;item id="9" lang="de" term="keine Angabe" /&gt;</text:p>
      <text:p text:style-name="P3"/>
      <text:p text:style-name="P3"><text:s text:c="4"/>&lt;keytable table="<text:span text:style-name="T1">carbonat_klasse</text:span>"&gt;</text:p>
      <text:p text:style-name="P3"><text:s text:c="6"/>&lt;item id="12" lang="de" term="kalkfrei bis kalkarm (&amp;lt;0.5%)" /&gt;</text:p>
      <text:p text:style-name="P3"><text:s text:c="6"/>&lt;item id="3" lang="de" term="schwach kalkhaltig (0.5 bis &amp;lt;1.5%)" /&gt;</text:p>
      <text:p text:style-name="P3"><text:s text:c="6"/>&lt;item id="4" lang="de" term="mäßig kalkhaltig (1.5 bis 5%)" /&gt;</text:p>
      <text:p text:style-name="P3"><text:s text:c="6"/>&lt;item id="5" lang="de" term="stark kalkhaltig (&amp;gt;5%)" /&gt;</text:p>
      <text:p text:style-name="P3"/>
      <text:p text:style-name="P3"><text:s text:c="4"/>&lt;keytable table="<text:span text:style-name="T1">gefuege</text:span>"&gt;</text:p>
      <text:p text:style-name="P3"><text:s text:c="6"/>&lt;item id="199" lang="de" term="ohne Struktur (z.B. Torf)" /&gt;</text:p>
      <text:p text:style-name="P3"><text:s text:c="6"/>&lt;item id="299" lang="de" term="Einzelkorn" /&gt;</text:p>
      <text:p text:style-name="P3"><text:s text:c="6"/>&lt;item id="399" lang="de" term="Kohärentgefüge" /&gt;</text:p>
      <text:p text:style-name="P3"><text:s text:c="6"/>&lt;item id="410" lang="de" term="Platten" /&gt;</text:p>
      <text:p text:style-name="P3"><text:s text:c="6"/>&lt;item id="420" lang="de" term="Prismen" /&gt;</text:p>
      <text:p text:style-name="P3"><text:s text:c="6"/>&lt;item id="430" lang="de" term="Säulen" /&gt;</text:p>
      <text:p text:style-name="P3"><text:s text:c="6"/>&lt;item id="440" lang="de" term="Polyeder" /&gt;</text:p>
      <text:p text:style-name="P3"><text:s text:c="6"/>&lt;item id="450" lang="de" term="Subpolyeder" /&gt;</text:p>
      <text:p text:style-name="P3"><text:s text:c="6"/>&lt;item id="460" lang="de" term="Körner" /&gt;</text:p>
      <text:p text:style-name="P3"><text:s text:c="6"/>&lt;item id="470" lang="de" term="Krümel" /&gt;</text:p>
      <text:p text:style-name="P3"><text:s text:c="6"/>&lt;item id="480" lang="de" term="Bröckel (&amp;lt;50mm)" /&gt;</text:p>
      <text:p text:style-name="P3"><text:s text:c="6"/>&lt;item id="490" lang="de" term="Klumpen (Schollen) (&amp;gt;50 mm)" /&gt;</text:p>
      <text:p text:style-name="P3"><text:s text:c="6"/>&lt;item id="499" lang="de" term="Aggregatstruktur ohne nähere Angabe" /&gt;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>&lt;keytable table="<text:span text:style-name="T1">bodentyp_oe</text:span>"&gt;</text:p>
      <text:p text:style-name="P3"><text:s text:c="6"/>&lt;item id="1100" lang="de" term="Terrestrische Rohböden"/&gt;</text:p>
      <text:p text:style-name="P3"><text:s text:c="6"/>&lt;item id="1110" lang="de" term="Grobmaterial Rohboden (CG)"/&gt;</text:p>
      <text:p text:style-name="P3"><text:s text:c="6"/>&lt;item id="1111" lang="de" term="Carbonatfreier Grobmaterial-Rohboden"/&gt;</text:p>
      <text:p text:style-name="P3"><text:s text:c="6"/>&lt;item id="1112" lang="de" term="Carbonathaltiger Grobmaterial-Rohboden"/&gt;</text:p>
      <text:p text:style-name="P3"><text:s text:c="6"/>&lt;item id="1120" lang="de" term="Feinmaterial - Rohboden (CF)"/&gt;</text:p>
      <text:p text:style-name="P3"><text:s text:c="6"/>&lt;item id="1121" lang="de" term="carbonatfreier Feinmaterial - Rohboden"/&gt;</text:p>
      <text:p text:style-name="P3"><text:s text:c="6"/>&lt;item id="1122" lang="de" term="carbonathaltiger Feinmaterial - Rohboden"/&gt;</text:p>
      <text:p text:style-name="P3"><text:s text:c="6"/>&lt;item id="1200" lang="de" term="Auflagehumusböden und entwickelte A-C-Böden"/&gt;</text:p>
      <text:p text:style-name="P3"><text:s text:c="6"/>&lt;item id="1210" lang="de" term="Fels-Auflagehumusboden (RA)"/&gt;</text:p>
      <text:p text:style-name="P3"><text:s text:c="6"/>&lt;item id="1220" lang="de" term="Rendzina (RN)"/&gt;</text:p>
      <text:p text:style-name="P3"><text:s text:c="6"/>&lt;item id="1221" lang="de" term="Proto - Rendzina"/&gt;</text:p>
      <text:p text:style-name="P3"><text:s text:c="6"/>&lt;item id="1222" lang="de" term="Mull-Rendzina"/&gt;</text:p>
      <text:p text:style-name="P3"><text:s text:c="6"/>&lt;item id="1223" lang="de" term="Mullartige Rendzina"/&gt;</text:p>
      <text:p text:style-name="P3"><text:s text:c="6"/>&lt;item id="1224" lang="de" term="Moder-Rendzina"/&gt;</text:p>
      <text:p text:style-name="P3"><text:s text:c="6"/>&lt;item id="1225" lang="de" term="Tangel-Rendzina"/&gt;</text:p>
      <text:p text:style-name="P3"><text:s text:c="6"/>&lt;item id="1226" lang="de" term="Pech-Rendzina"/&gt;</text:p>
      <text:p text:style-name="P3"><text:s text:c="6"/>&lt;item id="1230" lang="de" term="Kalklehm-Rendzina (RT)"/&gt;</text:p>
      <text:p text:style-name="P3"><text:s text:c="6"/>&lt;item id="1231" lang="de" term="Mull - Kalklehm-Rendzina"/&gt;</text:p>
      <text:p text:style-name="P3"><text:s text:c="6"/>&lt;item id="1232" lang="de" term="Moder - Kalklehm-Rendzina"/&gt;</text:p>
      <text:p text:style-name="P3"><text:s text:c="6"/>&lt;item id="1240" lang="de" term="Pararendzina"/&gt;</text:p>
      <text:p text:style-name="P3"><text:s text:c="6"/>&lt;item id="1241" lang="de" term="Proto - Pararendzina"/&gt;</text:p>
      <text:p text:style-name="P3"><text:s text:c="6"/>&lt;item id="1242" lang="de" term="Mull-Pararendzina"/&gt;</text:p>
      <text:p text:style-name="P3"><text:s text:c="6"/>&lt;item id="1243" lang="de" term="Moder - Pararendzina"/&gt;</text:p>
      <text:p text:style-name="P3"><text:s text:c="6"/>&lt;item id="1250" lang="de" term="Ranker (RR)"/&gt;</text:p>
      <text:p text:style-name="P3"><text:s text:c="6"/>&lt;item id="1251" lang="de" term="Proto - Ranker"/&gt;</text:p>
      <text:p text:style-name="P3"><text:s text:c="6"/>&lt;item id="1252" lang="de" term="Mull - Ranker"/&gt;</text:p>
      <text:p text:style-name="P3"><text:s text:c="6"/>&lt;item id="1253" lang="de" term="Mullartige Ranker"/&gt;</text:p>
      <text:p text:style-name="P3"><text:s text:c="6"/>&lt;item id="1254" lang="de" term="Moder - Ranker"/&gt;</text:p>
      <text:p text:style-name="P3"><text:s text:c="6"/>&lt;item id="1255" lang="de" term="Tangel - Ranker"/&gt;</text:p>
      <text:p text:style-name="P3"><text:s text:c="6"/>&lt;item id="1260" lang="de" term="Tschernosem (ST)"/&gt;</text:p>
      <text:p text:style-name="P3"><text:s text:c="6"/>&lt;item id="1261" lang="de" term="Carbonathaltiger Tschernosem"/&gt;</text:p>
      <text:p text:style-name="P3"><text:s text:c="6"/>&lt;item id="1262" lang="de" term="Carbonathaltiger brauner Tschernosem"/&gt;</text:p>
      <text:p text:style-name="P3"><text:s text:c="6"/>&lt;item id="1263" lang="de" term="Carbonatfreier Tschernosem"/&gt;</text:p>
      <text:p text:style-name="P3"><text:s text:c="6"/>&lt;item id="1270" lang="de" term="Rumpf - Tschernosem (SR)"/&gt;</text:p>
      <text:p text:style-name="P3"><text:s text:c="6"/>&lt;item id="1271" lang="de" term="Carbonatfreier Rumpf - Tschernosem"/&gt;</text:p>
      <text:p text:style-name="P3"><text:s text:c="6"/>&lt;item id="1272" lang="de" term="carbonathaltiger Rumpf - Tschernosem"/&gt;</text:p>
      <text:p text:style-name="P3"><text:s text:c="6"/>&lt;item id="1300" lang="de" term="Braunerden"/&gt;</text:p>
      <text:p text:style-name="P3"><text:s text:c="6"/>&lt;item id="1310" lang="de" term="Braunerde (BN)"/&gt;</text:p>
      <text:p text:style-name="P3"><text:s text:c="6"/>&lt;item id="1311" lang="de" term="carbonatfreie Braunerde"/&gt;</text:p>
      <text:p text:style-name="P3"><text:s text:c="6"/>&lt;item id="1312" lang="de" term="carbonathaltige Braunerde"/&gt;</text:p>
      <text:p text:style-name="P3"><text:s text:c="6"/>&lt;item id="1313" lang="de" term="carbonatfreie Relikt-Braunerde"/&gt;</text:p>
      <text:p text:style-name="P3"><text:s text:c="6"/>&lt;item id="1314" lang="de" term="carbonathaltige Relikt-Braunerde"/&gt;</text:p>
      <text:p text:style-name="P3"><text:s text:c="6"/>&lt;item id="1320" lang="de" term="Parabraunerde (BP)"/&gt;</text:p>
      <text:p text:style-name="P3"><text:s text:c="6"/>&lt;item id="1321" lang="de" term="rezente Parabraunerde"/&gt;</text:p>
      <text:p text:style-name="P3"><text:soft-page-break/><text:s text:c="6"/>&lt;item id="1322" lang="de" term="Relikt - Parabraunerde"/&gt;</text:p>
      <text:p text:style-name="P3"><text:s text:c="6"/>&lt;item id="1400" lang="de" term="Podsole"/&gt;</text:p>
      <text:p text:style-name="P3"><text:s text:c="6"/>&lt;item id="1410" lang="de" term="Semipodsol (OS)"/&gt;</text:p>
      <text:p text:style-name="P3"><text:s text:c="6"/>&lt;item id="1420" lang="de" term="Podsol (OT)"/&gt;</text:p>
      <text:p text:style-name="P3"><text:s text:c="6"/>&lt;item id="1421" lang="de" term="Eisen - Humus - Podsol"/&gt;</text:p>
      <text:p text:style-name="P3"><text:s text:c="6"/>&lt;item id="1422" lang="de" term="Eisen - Podsol"/&gt;</text:p>
      <text:p text:style-name="P3"><text:s text:c="6"/>&lt;item id="1423" lang="de" term="Humus - Podsol"/&gt;</text:p>
      <text:p text:style-name="P3"><text:s text:c="6"/>&lt;item id="1430" lang="de" term="Staupodsol (OW)"/&gt;</text:p>
      <text:p text:style-name="P3"><text:s text:c="6"/>&lt;item id="1431" lang="de" term="Eisen - Humus - Staupodsol"/&gt;</text:p>
      <text:p text:style-name="P3"><text:s text:c="6"/>&lt;item id="1432" lang="de" term="Eisen - Staupodsol"/&gt;</text:p>
      <text:p text:style-name="P3"><text:s text:c="6"/>&lt;item id="1433" lang="de" term="Humus - Staupodsol"/&gt;</text:p>
      <text:p text:style-name="P3"><text:s text:c="6"/>&lt;item id="1500" lang="de" term="Kalklehme"/&gt;</text:p>
      <text:p text:style-name="P3"><text:s text:c="6"/>&lt;item id="1510" lang="de" term="Kalkbraunlehm (TB)"/&gt;</text:p>
      <text:p text:style-name="P3"><text:s text:c="6"/>&lt;item id="1520" lang="de" term="Kalkrotlehm (TR)"/&gt;</text:p>
      <text:p text:style-name="P3"><text:s text:c="6"/>&lt;item id="1600" lang="de" term="Substratböden"/&gt;</text:p>
      <text:p text:style-name="P3"><text:s text:c="6"/>&lt;item id="1610" lang="de" term="Farb - Substratboden (UF)"/&gt;</text:p>
      <text:p text:style-name="P3"><text:s text:c="6"/>&lt;item id="1620" lang="de" term="Textursubstratboden (UT)"/&gt;</text:p>
      <text:p text:style-name="P3"><text:s text:c="6"/>&lt;item id="1700" lang="de" term="Kolluvien und Anthrosole"/&gt;</text:p>
      <text:p text:style-name="P3"><text:s text:c="6"/>&lt;item id="1710" lang="de" term="Kolluvisol (YK)"/&gt;</text:p>
      <text:p text:style-name="P3"><text:s text:c="6"/>&lt;item id="1711" lang="de" term="karbonatfreier Kolluvisol"/&gt;</text:p>
      <text:p text:style-name="P3"><text:s text:c="6"/>&lt;item id="1712" lang="de" term="karbonathaltiger Kolluvisol"/&gt;</text:p>
      <text:p text:style-name="P3"><text:s text:c="6"/>&lt;item id="1720" lang="de" term="Kultur - Rohboden (YR)"/&gt;</text:p>
      <text:p text:style-name="P3"><text:s text:c="6"/>&lt;item id="1721" lang="de" term="karbonatfreier Kulturrohboden"/&gt;</text:p>
      <text:p text:style-name="P3"><text:s text:c="6"/>&lt;item id="1722" lang="de" term="karbonathaltiger Kulturrohboden"/&gt;</text:p>
      <text:p text:style-name="P3"><text:s text:c="6"/>&lt;item id="1730" lang="de" term="Gartenboden (YG)"/&gt;</text:p>
      <text:p text:style-name="P3"><text:s text:c="6"/>&lt;item id="1731" lang="de" term="karbonatfreier Gartenboden"/&gt;</text:p>
      <text:p text:style-name="P3"><text:s text:c="6"/>&lt;item id="1732" lang="de" term="karbonathaltiger Gartenboden"/&gt;</text:p>
      <text:p text:style-name="P3"><text:s text:c="6"/>&lt;item id="1740" lang="de" term="Rigolboden (YW)"/&gt;</text:p>
      <text:p text:style-name="P3"><text:s text:c="6"/>&lt;item id="1741" lang="de" term="karbonatfreier Rigolboden"/&gt;</text:p>
      <text:p text:style-name="P3"><text:s text:c="6"/>&lt;item id="1742" lang="de" term="karbonathaltiger Rigolboden"/&gt;</text:p>
      <text:p text:style-name="P3"><text:s text:c="6"/>&lt;item id="1750" lang="de" term="Schüttungsboden (YS)"/&gt;</text:p>
      <text:p text:style-name="P3"><text:s text:c="6"/>&lt;item id="1751" lang="de" term="Planieboden"/&gt;</text:p>
      <text:p text:style-name="P3"><text:s text:c="6"/>&lt;item id="1752" lang="de" term="Haldenboden"/&gt;</text:p>
      <text:p text:style-name="P3"><text:s text:c="6"/>&lt;item id="1760" lang="de" term="Deponieboden (YD)"/&gt;</text:p>
      <text:p text:style-name="P3"><text:s text:c="6"/>&lt;item id="1761" lang="de" term="karbonatfreier Deponieboden"/&gt;</text:p>
      <text:p text:style-name="P3"><text:s text:c="6"/>&lt;item id="1762" lang="de" term="karbonathaltiger Deponieboden"/&gt;</text:p>
      <text:p text:style-name="P3"><text:s text:c="6"/>&lt;item id="1800" lang="de" term="Auböden"/&gt;</text:p>
      <text:p text:style-name="P3"><text:s text:c="6"/>&lt;item id="1810" lang="de" term="Auboden (AT)"/&gt;</text:p>
      <text:p text:style-name="P3"><text:s text:c="6"/>&lt;item id="1811" lang="de" term="karbonatfreier Auboden"/&gt;</text:p>
      <text:p text:style-name="P3"><text:s text:c="6"/>&lt;item id="1812" lang="de" term="karbonathaltiger Auboden"/&gt;</text:p>
      <text:p text:style-name="P3"><text:s text:c="6"/>&lt;item id="1820" lang="de" term="Augley (AG)"/&gt;</text:p>
      <text:p text:style-name="P3"><text:s text:c="6"/>&lt;item id="1821" lang="de" term="carbonatfreier Augley"/&gt;</text:p>
      <text:p text:style-name="P3"><text:s text:c="6"/>&lt;item id="1822" lang="de" term="carbonathaltiger Augley"/&gt;</text:p>
      <text:p text:style-name="P3"><text:s text:c="6"/>&lt;item id="1830" lang="de" term="Schwemmboden (AS)"/&gt;</text:p>
      <text:p text:style-name="P3"><text:s text:c="6"/>&lt;item id="1831" lang="de" term="karbonatfreier Schwemmboden"/&gt;</text:p>
      <text:p text:style-name="P3"><text:s text:c="6"/>&lt;item id="1832" lang="de" term="karbonathaltiger Schwemmboden"/&gt;</text:p>
      <text:p text:style-name="P3"><text:s text:c="6"/>&lt;item id="1840" lang="de" term="Rohauboden (AR)"/&gt;</text:p>
      <text:p text:style-name="P3"><text:s text:c="6"/>&lt;item id="1841" lang="de" term="karbonatfreier Rohauboden"/&gt;</text:p>
      <text:p text:style-name="P3"><text:s text:c="6"/>&lt;item id="1842" lang="de" term="karbonathaltiger Rohauboden"/&gt;</text:p>
      <text:p text:style-name="P3"><text:s text:c="6"/>&lt;item id="1900" lang="de" term="Pseudogleye"/&gt;</text:p>
      <text:p text:style-name="P3"><text:s text:c="6"/>&lt;item id="1910" lang="de" term="typischer Pseudogley (PT)"/&gt;</text:p>
      <text:p text:style-name="P3"><text:s text:c="6"/>&lt;item id="1920" lang="de" term="Stagnogley (PS)"/&gt;</text:p>
      <text:p text:style-name="P3"><text:soft-page-break/><text:s text:c="6"/>&lt;item id="1921" lang="de" term="typischer Stagnogley"/&gt;</text:p>
      <text:p text:style-name="P3"><text:s text:c="6"/>&lt;item id="1922" lang="de" term="anmooriger Stagnogley"/&gt;</text:p>
      <text:p text:style-name="P3"><text:s text:c="6"/>&lt;item id="1930" lang="de" term="Hangpseudogley (PH)"/&gt;</text:p>
      <text:p text:style-name="P3"><text:s text:c="6"/>&lt;item id="1940" lang="de" term="Haftnässe - Pseudogley (PW)"/&gt;</text:p>
      <text:p text:style-name="P3"><text:s text:c="6"/>&lt;item id="1950" lang="de" term="Reliktpseudogley (PR)"/&gt;</text:p>
      <text:p text:style-name="P3"><text:s text:c="6"/>&lt;item id="2000" lang="de" term="Gleye"/&gt;</text:p>
      <text:p text:style-name="P3"><text:s text:c="6"/>&lt;item id="2010" lang="de" term="Gley (GT)"/&gt;</text:p>
      <text:p text:style-name="P3"><text:s text:c="6"/>&lt;item id="2011" lang="de" term="typischer Gley"/&gt;</text:p>
      <text:p text:style-name="P3"><text:s text:c="6"/>&lt;item id="2012" lang="de" term="brauner Gley"/&gt;</text:p>
      <text:p text:style-name="P3"><text:s text:c="6"/>&lt;item id="2020" lang="de" term="Nassgley (GW)"/&gt;</text:p>
      <text:p text:style-name="P3"><text:s text:c="6"/>&lt;item id="2021" lang="de" term="typischer Nassgley"/&gt;</text:p>
      <text:p text:style-name="P3"><text:s text:c="6"/>&lt;item id="2022" lang="de" term="anmooriger Nassgley"/&gt;</text:p>
      <text:p text:style-name="P3"><text:s text:c="6"/>&lt;item id="2023" lang="de" term="Torf-Nassgley"/&gt;</text:p>
      <text:p text:style-name="P3"><text:s text:c="6"/>&lt;item id="2030" lang="de" term="Hanggley (Quellgley) (GH)"/&gt;</text:p>
      <text:p text:style-name="P3"><text:s text:c="6"/>&lt;item id="2031" lang="de" term="typischer Hanggley"/&gt;</text:p>
      <text:p text:style-name="P3"><text:s text:c="6"/>&lt;item id="2032" lang="de" term="anmooriger Hanggley"/&gt;</text:p>
      <text:p text:style-name="P3"><text:s text:c="6"/>&lt;item id="2033" lang="de" term="Torf-Hanggley"/&gt;</text:p>
      <text:p text:style-name="P3"><text:s text:c="6"/>&lt;item id="2100" lang="de" term="Moore Anmoore und Feuchtschwarzerden"/&gt;</text:p>
      <text:p text:style-name="P3"><text:s text:c="6"/>&lt;item id="2110" lang="de" term="Niedermoor (NH)"/&gt;</text:p>
      <text:p text:style-name="P3"><text:s text:c="6"/>&lt;item id="2111" lang="de" term="typisches Niedermoor"/&gt;</text:p>
      <text:p text:style-name="P3"><text:s text:c="6"/>&lt;item id="2112" lang="de" term="Übergangsmoor"/&gt;</text:p>
      <text:p text:style-name="P3"><text:s text:c="6"/>&lt;item id="2120" lang="de" term="Anmoor (MN)"/&gt;</text:p>
      <text:p text:style-name="P3"><text:s text:c="6"/>&lt;item id="2130" lang="de" term="Feuchtschwarzerde (MS)"/&gt;</text:p>
      <text:p text:style-name="P3"><text:s text:c="6"/>&lt;item id="2131" lang="de" term="karbonatfreie Feuchtschwarzerde"/&gt;</text:p>
      <text:p text:style-name="P3"><text:s text:c="6"/>&lt;item id="2132" lang="de" term="karbonathaltige Feuchtschwarzerde"/&gt;</text:p>
      <text:p text:style-name="P3"><text:s text:c="6"/>&lt;item id="2200" lang="de" term="Unterwasserböden"/&gt;</text:p>
      <text:p text:style-name="P3"><text:s text:c="6"/>&lt;item id="2210" lang="de" term="Dy (WD)"/&gt;</text:p>
      <text:p text:style-name="P3"><text:s text:c="6"/>&lt;item id="2220" lang="de" term="Gyttja (WG)"/&gt;</text:p>
      <text:p text:style-name="P3"><text:s text:c="6"/>&lt;item id="2230" lang="de" term="Saprobel (WS)"/&gt;</text:p>
      <text:p text:style-name="P3"><text:s text:c="6"/>&lt;item id="2300" lang="de" term="Salzböden"/&gt;</text:p>
      <text:p text:style-name="P3"><text:s text:c="6"/>&lt;item id="2310" lang="de" term="Solontschak (ZK)"/&gt;</text:p>
      <text:p text:style-name="P3"><text:s text:c="6"/>&lt;item id="2320" lang="de" term="Solonetz (ZZ)"/&gt;</text:p>
      <text:p text:style-name="P3"><text:s text:c="6"/>&lt;item id="2330" lang="de" term="Solontschack - Solonetz (ZS)"/&gt;</text:p>
      <text:p text:style-name="P3"><text:s text:c="6"/>&lt;item id="2400" lang="de" term="nicht identifizierbare Böden"/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s </meta:initial-creator>
    <meta:creation-date>2017-12-01T12:13:17.914155127</meta:creation-date>
    <dc:date>2017-12-04T09:50:30.513942360</dc:date>
    <meta:editing-duration>P0D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6" meta:paragraph-count="260" meta:word-count="1390" meta:character-count="14756" meta:non-whitespace-character-count="11967"/>
  </office:meta>
</office:document-meta>
</file>